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“I will never abandon this ship, come hell or
high water.”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“That's right. No matter what.”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“(Phew... I can't change my mind, now!)”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 office:value-type="string">
            <text:p>Captain
“......”</text:p>
          </table:table-cell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 office:value-type="string">
            <text:p>Captain
“...Hahh?! I must have dozed off! Th-This simply
won't do!”</text:p>
          </table:table-cell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 office:value-type="string">
            <text:p>Captain
“Fortunately, we still seem to be on... course...”</text:p>
          </table:table-cell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 office:value-type="string">
            <text:p>Captain
“Phew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